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3cm" fo:min-width="0.662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0.824cm" fo:min-width="1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1cm" fo:min-width="0.44cm"/>
    </style:style>
    <style:style style:name="gr1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cm" fo:min-width="0.6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color="#ff0000" fo:font-weight="bold"/>
    </style:style>
    <style:style style:name="P5" style:family="paragraph">
      <loext:graphic-properties draw:fill="none" draw:fill-color="#ffffff"/>
      <style:paragraph-properties style:writing-mode="lr-tb"/>
      <style:text-properties style:text-position="0% 100%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ff0000" style:text-position="0% 100%" fo:font-weight="bold"/>
    </style:style>
    <style:style style:name="T3" style:family="text">
      <style:text-properties fo:color="#ff0000" style:text-position="-33% 58%" fo:font-weight="bold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ans1" style:font-name-asian="Liberation Sans1" style:font-name-complex="Liberation Sans1"/>
    </style:style>
    <style:style style:name="T6" style:family="text">
      <style:text-properties style:text-position="0% 100%" style:font-name="Liberation Serif" style:font-name-asian="Liberation Serif" style:font-name-complex="Liberation Serif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style:text-position="-33% 58%" fo:font-weight="bold" style:font-weight-asian="bold" style:font-weight-complex="bold"/>
    </style:style>
    <style:style style:name="T9" style:family="text">
      <style:text-properties fo:color="#ff0000"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642cm" svg:height="1.643cm" svg:x="0.3cm" svg:y="2.05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line draw:style-name="gr2" draw:text-style-name="P3" draw:layer="layout" svg:x1="4.1cm" svg:y1="1.31cm" svg:x2="4.565cm" svg:y2="1.31cm">
            <text:p/>
          </draw:line>
          <draw:line draw:style-name="gr2" draw:text-style-name="P3" draw:layer="layout" svg:x1="4.569cm" svg:y1="2.021cm" svg:x2="4.569cm" svg:y2="0.601cm">
            <text:p/>
          </draw:line>
          <draw:line draw:style-name="gr2" draw:text-style-name="P3" draw:layer="layout" svg:x1="5.037cm" svg:y1="2.02cm" svg:x2="5.037cm" svg:y2="0.6cm">
            <text:p/>
          </draw:line>
          <draw:line draw:style-name="gr2" draw:text-style-name="P3" draw:layer="layout" svg:x1="5.035cm" svg:y1="1.31cm" svg:x2="5.5cm" svg:y2="1.31cm">
            <text:p/>
          </draw:line>
        </draw:g>
        <draw:g xml:id="id1" draw:id="id1">
          <draw:line draw:style-name="gr3" draw:text-style-name="P3" draw:layer="layout" svg:x1="7.54cm" svg:y1="5.7cm" svg:x2="7.879cm" svg:y2="5.799cm">
            <text:p/>
          </draw:line>
          <draw:line draw:style-name="gr3" draw:text-style-name="P3" draw:layer="layout" svg:x1="7.216cm" svg:y1="6.062cm" svg:x2="7.877cm" svg:y2="5.796cm">
            <text:p/>
          </draw:line>
          <draw:line draw:style-name="gr3" draw:text-style-name="P3" draw:layer="layout" svg:x1="7.206cm" svg:y1="6.528cm" svg:x2="7.896cm" svg:y2="6.736cm">
            <text:p/>
          </draw:line>
          <draw:line draw:style-name="gr3" draw:text-style-name="P3" draw:layer="layout" svg:x1="7.2cm" svg:y1="6.052cm" svg:x2="7.89cm" svg:y2="6.26cm">
            <text:p/>
          </draw:line>
          <draw:line draw:style-name="gr3" draw:text-style-name="P3" draw:layer="layout" svg:x1="7.211cm" svg:y1="6.537cm" svg:x2="7.872cm" svg:y2="6.271cm">
            <text:p/>
          </draw:line>
          <draw:line draw:style-name="gr3" draw:text-style-name="P3" draw:layer="layout" svg:x1="7.239cm" svg:y1="7.007cm" svg:x2="7.9cm" svg:y2="6.741cm">
            <text:p/>
          </draw:line>
          <draw:line draw:style-name="gr3" draw:text-style-name="P3" draw:layer="layout" svg:x1="7.272cm" svg:y1="7.001cm" svg:x2="7.611cm" svg:y2="7.1cm">
            <text:p/>
          </draw:line>
        </draw:g>
        <draw:g xml:id="id8" draw:id="id8">
          <draw:line draw:style-name="gr3" draw:text-style-name="P3" draw:layer="layout" svg:x1="6.535cm" svg:y1="5.104cm" svg:x2="6.2cm" svg:y2="4.991cm">
            <text:p/>
          </draw:line>
          <draw:line draw:style-name="gr3" draw:text-style-name="P3" draw:layer="layout" svg:x1="6.873cm" svg:y1="4.722cm" svg:x2="6.201cm" svg:y2="4.994cm">
            <text:p/>
          </draw:line>
          <draw:line draw:style-name="gr3" draw:text-style-name="P3" draw:layer="layout" svg:x1="6.902cm" svg:y1="4.222cm" svg:x2="6.221cm" svg:y2="3.985cm">
            <text:p/>
          </draw:line>
          <draw:line draw:style-name="gr3" draw:text-style-name="P3" draw:layer="layout" svg:x1="6.889cm" svg:y1="4.734cm" svg:x2="6.208cm" svg:y2="4.497cm">
            <text:p/>
          </draw:line>
          <draw:line draw:style-name="gr3" draw:text-style-name="P3" draw:layer="layout" svg:x1="6.898cm" svg:y1="4.212cm" svg:x2="6.226cm" svg:y2="4.484cm">
            <text:p/>
          </draw:line>
          <draw:line draw:style-name="gr3" draw:text-style-name="P3" draw:layer="layout" svg:x1="6.89cm" svg:y1="3.707cm" svg:x2="6.218cm" svg:y2="3.979cm">
            <text:p/>
          </draw:line>
          <draw:line draw:style-name="gr3" draw:text-style-name="P3" draw:layer="layout" svg:x1="6.856cm" svg:y1="3.713cm" svg:x2="6.521cm" svg:y2="3.6cm">
            <text:p/>
          </draw:line>
        </draw:g>
        <draw:g>
          <draw:line draw:style-name="gr3" draw:text-style-name="P3" draw:layer="layout" svg:x1="11.452cm" svg:y1="4.44cm" svg:x2="11.357cm" svg:y2="4.779cm">
            <text:p/>
          </draw:line>
          <draw:line draw:style-name="gr3" draw:text-style-name="P3" draw:layer="layout" svg:x1="11.102cm" svg:y1="4.116cm" svg:x2="11.359cm" svg:y2="4.777cm">
            <text:p/>
          </draw:line>
          <draw:line draw:style-name="gr3" draw:text-style-name="P3" draw:layer="layout" svg:x1="10.652cm" svg:y1="4.106cm" svg:x2="10.452cm" svg:y2="4.796cm">
            <text:p/>
          </draw:line>
          <draw:line draw:style-name="gr3" draw:text-style-name="P3" draw:layer="layout" svg:x1="11.112cm" svg:y1="4.1cm" svg:x2="10.912cm" svg:y2="4.79cm">
            <text:p/>
          </draw:line>
          <draw:line draw:style-name="gr3" draw:text-style-name="P3" draw:layer="layout" svg:x1="10.643cm" svg:y1="4.111cm" svg:x2="10.9cm" svg:y2="4.772cm">
            <text:p/>
          </draw:line>
          <draw:line draw:style-name="gr3" draw:text-style-name="P3" draw:layer="layout" svg:x1="10.19cm" svg:y1="4.139cm" svg:x2="10.447cm" svg:y2="4.8cm">
            <text:p/>
          </draw:line>
          <draw:line draw:style-name="gr3" draw:text-style-name="P3" draw:layer="layout" svg:x1="10.195cm" svg:y1="4.172cm" svg:x2="10.1cm" svg:y2="4.511cm">
            <text:p/>
          </draw:line>
        </draw:g>
        <draw:g>
          <draw:line draw:style-name="gr3" draw:text-style-name="P3" draw:layer="layout" svg:x1="2.399cm" svg:y1="6.822cm" svg:x2="1.044cm" svg:y2="6.822cm">
            <text:p/>
          </draw:line>
          <draw:line draw:style-name="gr3" draw:text-style-name="P3" draw:layer="layout" svg:x1="2.4cm" svg:y1="6.814cm" svg:x2="1.045cm" svg:y2="6.814cm">
            <text:p/>
          </draw:line>
          <draw:line draw:style-name="gr3" draw:text-style-name="P3" draw:layer="layout" svg:x1="1.413cm" svg:y1="7.126cm" svg:x2="2.087cm" svg:y2="7.133cm">
            <text:p/>
          </draw:line>
          <draw:line draw:style-name="gr3" draw:text-style-name="P3" draw:layer="layout" svg:x1="1.593cm" svg:y1="7.397cm" svg:x2="1.917cm" svg:y2="7.4cm">
            <text:p/>
          </draw:line>
          <draw:line draw:style-name="gr3" draw:text-style-name="P3" draw:layer="layout" svg:x1="1.738cm" svg:y1="6.796cm" svg:x2="1.731cm" svg:y2="6.302cm">
            <text:p/>
          </draw:line>
        </draw:g>
        <draw:frame draw:style-name="gr4" draw:text-style-name="P4" draw:layer="layout" svg:width="1cm" svg:height="1.115cm" svg:x="1.3cm" svg:y="3.585cm">
          <draw:text-box>
            <text:p><text:span text:style-name="T2">v</text:span><text:span text:style-name="T3">i</text:span></text:p>
          </draw:text-box>
        </draw:frame>
        <draw:frame draw:style-name="gr5" draw:text-style-name="P5" draw:layer="layout" svg:width="2.475cm" svg:height="0.962cm" svg:x="3.525cm" svg:y="2cm">
          <draw:text-box>
            <text:p><text:span text:style-name="T4">220n</text:span><text:span text:style-name="T5">F</text:span></text:p>
          </draw:text-box>
        </draw:frame>
        <draw:frame draw:style-name="gr6" draw:text-style-name="P5" draw:layer="layout" svg:width="1.819cm" svg:height="1.7cm" svg:x="4.681cm" svg:y="3.8cm">
          <draw:text-box>
            <text:p><text:span text:style-name="T4">1k</text:span><text:span text:style-name="T6">Ω</text:span></text:p>
          </draw:text-box>
        </draw:frame>
        <draw:frame draw:style-name="gr7" draw:text-style-name="P5" draw:layer="layout" svg:width="3.3cm" svg:height="1.665cm" svg:x="15.8cm" svg:y="1.035cm">
          <draw:text-box>
            <text:p><text:span text:style-name="T4">1k</text:span><text:span text:style-name="T6">Ω</text:span></text:p>
          </draw:text-box>
        </draw:frame>
        <draw:g xml:id="id2" draw:id="id2">
          <draw:line draw:style-name="gr2" draw:text-style-name="P3" draw:layer="layout" svg:x1="18.061cm" svg:y1="4.31cm" svg:x2="18.061cm" svg:y2="3.845cm">
            <text:p/>
          </draw:line>
          <draw:line draw:style-name="gr2" draw:text-style-name="P3" draw:layer="layout" svg:x1="18.772cm" svg:y1="3.841cm" svg:x2="17.352cm" svg:y2="3.841cm">
            <text:p/>
          </draw:line>
          <draw:line draw:style-name="gr2" draw:text-style-name="P3" draw:layer="layout" svg:x1="18.771cm" svg:y1="3.373cm" svg:x2="17.351cm" svg:y2="3.373cm">
            <text:p/>
          </draw:line>
          <draw:line draw:style-name="gr2" draw:text-style-name="P3" draw:layer="layout" svg:x1="18.061cm" svg:y1="3.375cm" svg:x2="18.061cm" svg:y2="2.91cm">
            <text:p/>
          </draw:line>
        </draw:g>
        <draw:g>
          <draw:connector draw:style-name="gr8" draw:text-style-name="P6" draw:layer="layout" draw:type="line" svg:x1="11.58cm" svg:y1="2.2cm" svg:x2="16.2cm" svg:y2="2.2cm" svg:d="M11580 2200h4620" svg:viewBox="0 0 4621 1">
            <text:p/>
          </draw:connector>
          <draw:g>
            <draw:connector draw:style-name="gr8" draw:text-style-name="P6" draw:layer="layout" draw:type="line" svg:x1="7.5cm" svg:y1="3.059cm" svg:x2="8.575cm" svg:y2="3.059cm" svg:d="M7500 3059h1075" svg:viewBox="0 0 1076 1">
              <text:p/>
            </draw:connector>
            <draw:g>
              <draw:custom-shape draw:style-name="gr9" draw:text-style-name="P1" draw:layer="layout" svg:width="3.224cm" svg:height="3.223cm" draw:transform="rotate (-1.5707963267949) translate (11.721cm 0.58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" draw:text-style-name="P7" draw:layer="layout" svg:width="0.94cm" svg:height="2.561cm" svg:x="8.498cm" svg:y="0.911cm">
                <draw:text-box>
                  <text:p>+</text:p>
                  <text:p/>
                  <text:p>-</text:p>
                </draw:text-box>
              </draw:frame>
            </draw:g>
            <draw:connector draw:style-name="gr8" draw:text-style-name="P6" draw:layer="layout" draw:type="line" svg:x1="7.961cm" svg:y1="1.341cm" svg:x2="8.53cm" svg:y2="1.341cm" svg:d="M7961 1341h569" svg:viewBox="0 0 570 1">
              <text:p/>
            </draw:connector>
          </draw:g>
        </draw:g>
        <draw:connector draw:style-name="gr8" draw:text-style-name="P8" draw:layer="layout" draw:type="line" svg:x1="7.55cm" svg:y1="2.984cm" svg:x2="7.55cm" svg:y2="5.7cm" draw:end-shape="id1" draw:end-glue-point="0" svg:d="M7550 2984v2716" svg:viewBox="0 0 1 2717">
          <text:p/>
        </draw:connector>
        <draw:connector draw:style-name="gr8" draw:text-style-name="P8" draw:layer="layout" draw:type="line" svg:x1="7.561cm" svg:y1="7.098cm" svg:x2="7.561cm" svg:y2="8.298cm" svg:d="M7561 7098v1200" svg:viewBox="0 0 1 1201">
          <text:p/>
        </draw:connector>
        <draw:g>
          <draw:line draw:style-name="gr3" draw:text-style-name="P3" draw:layer="layout" svg:x1="8.239cm" svg:y1="8.422cm" svg:x2="6.8cm" svg:y2="8.422cm">
            <text:p/>
          </draw:line>
          <draw:line draw:style-name="gr3" draw:text-style-name="P3" draw:layer="layout" svg:x1="8.24cm" svg:y1="8.414cm" svg:x2="6.801cm" svg:y2="8.414cm">
            <text:p/>
          </draw:line>
          <draw:line draw:style-name="gr3" draw:text-style-name="P3" draw:layer="layout" svg:x1="7.192cm" svg:y1="8.726cm" svg:x2="7.907cm" svg:y2="8.733cm">
            <text:p/>
          </draw:line>
          <draw:line draw:style-name="gr3" draw:text-style-name="P3" draw:layer="layout" svg:x1="7.383cm" svg:y1="8.997cm" svg:x2="7.727cm" svg:y2="9cm">
            <text:p/>
          </draw:line>
          <draw:line draw:style-name="gr3" draw:text-style-name="P3" draw:layer="layout" svg:x1="7.537cm" svg:y1="8.396cm" svg:x2="7.53cm" svg:y2="7.902cm">
            <text:p/>
          </draw:line>
        </draw:g>
        <draw:connector draw:style-name="gr8" draw:text-style-name="P8" draw:layer="layout" draw:type="line" svg:x1="18.061cm" svg:y1="4.31cm" svg:x2="18.061cm" svg:y2="5.112cm" draw:start-shape="id2" draw:start-glue-point="2" draw:end-shape="id3" draw:end-glue-point="0" svg:d="M18061 4310v802" svg:viewBox="0 0 1 803">
          <text:p/>
        </draw:connector>
        <draw:connector draw:style-name="gr8" draw:text-style-name="P8" draw:layer="layout" draw:type="line" svg:x1="17.5cm" svg:y1="2.2cm" svg:x2="20.6cm" svg:y2="2.2cm" draw:end-shape="id4" draw:end-glue-point="10" svg:d="M17500 2200h3100" svg:viewBox="0 0 3101 1">
          <text:p/>
        </draw:connector>
        <draw:connector draw:style-name="gr8" draw:text-style-name="P8" draw:layer="layout" draw:type="line" svg:x1="20.2cm" svg:y1="6.9cm" svg:x2="18.062cm" svg:y2="6.904cm" svg:d="M20200 6900l-2138 4" svg:viewBox="0 0 2139 5">
          <text:p/>
        </draw:connector>
        <draw:custom-shape draw:style-name="gr11" draw:text-style-name="P9" xml:id="id4" draw:id="id4" draw:layer="layout" svg:width="0.4cm" svg:height="0.4cm" svg:x="20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4cm" svg:height="0.4cm" svg:x="20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149cm" svg:height="4.11cm" svg:x="20.651cm" svg:y="2.5cm">
          <draw:text-box>
            <text:p><text:span text:style-name="T7"><text:s/></text:span><text:span text:style-name="T7">+</text:span></text:p>
            <text:p><text:span text:style-name="T7"/></text:p>
            <text:p><text:span text:style-name="T7">V</text:span><text:span text:style-name="T8">o</text:span></text:p>
            <text:p><text:span text:style-name="T8"/></text:p>
            <text:p><text:span text:style-name="T9"><text:s/></text:span><text:span text:style-name="T9">-</text:span></text:p>
          </draw:text-box>
        </draw:frame>
        <draw:frame draw:style-name="gr13" draw:text-style-name="P10" draw:layer="layout" svg:width="1.12cm" svg:height="1.114cm" svg:x="11.28cm" svg:y="0.986cm">
          <draw:text-box>
            <text:p><text:span text:style-name="T7">v</text:span><text:span text:style-name="T8">A</text:span></text:p>
          </draw:text-box>
        </draw:frame>
        <draw:frame draw:style-name="gr14" draw:text-style-name="P5" draw:layer="layout" svg:width="1.9cm" svg:height="1cm" svg:x="7.6cm" svg:y="6.6cm">
          <draw:text-box>
            <text:p><text:span text:style-name="T4">1k</text:span><text:span text:style-name="T6">Ω</text:span></text:p>
          </draw:text-box>
        </draw:frame>
        <draw:frame draw:style-name="gr15" draw:text-style-name="P5" draw:layer="layout" svg:width="2.552cm" svg:height="0.962cm" svg:x="7.7cm" svg:y="4.6cm">
          <draw:text-box>
            <text:p><text:span text:style-name="T4">100k</text:span><text:span text:style-name="T6">Ω</text:span></text:p>
          </draw:text-box>
        </draw:frame>
        <draw:frame draw:style-name="gr15" draw:text-style-name="P5" draw:layer="layout" svg:width="2.552cm" svg:height="0.962cm" svg:x="11.6cm" svg:y="4.638cm">
          <draw:text-box>
            <text:p><text:span text:style-name="T4">10k</text:span><text:span text:style-name="T6">Ω</text:span></text:p>
          </draw:text-box>
        </draw:frame>
        <draw:g xml:id="id3" draw:id="id3">
          <draw:line draw:style-name="gr2" draw:text-style-name="P3" draw:layer="layout" svg:x1="18.061cm" svg:y1="6.512cm" svg:x2="18.061cm" svg:y2="6.047cm">
            <text:p/>
          </draw:line>
          <draw:line draw:style-name="gr2" draw:text-style-name="P3" draw:layer="layout" svg:x1="18.772cm" svg:y1="6.043cm" svg:x2="17.352cm" svg:y2="6.043cm">
            <text:p/>
          </draw:line>
          <draw:line draw:style-name="gr2" draw:text-style-name="P3" draw:layer="layout" svg:x1="18.771cm" svg:y1="5.575cm" svg:x2="17.351cm" svg:y2="5.575cm">
            <text:p/>
          </draw:line>
          <draw:line draw:style-name="gr2" draw:text-style-name="P3" draw:layer="layout" svg:x1="18.061cm" svg:y1="5.577cm" svg:x2="18.061cm" svg:y2="5.112cm">
            <text:p/>
          </draw:line>
        </draw:g>
        <draw:connector draw:style-name="gr8" draw:text-style-name="P8" draw:layer="layout" draw:type="line" svg:x1="18.061cm" svg:y1="6.512cm" svg:x2="18.054cm" svg:y2="7.612cm" draw:start-shape="id3" draw:start-glue-point="2" svg:d="M18061 6512l-7 1100" svg:viewBox="0 0 8 1101">
          <text:p/>
        </draw:connector>
        <draw:g>
          <draw:line draw:style-name="gr3" draw:text-style-name="P3" draw:layer="layout" svg:x1="18.75cm" svg:y1="7.72cm" svg:x2="17.351cm" svg:y2="7.72cm">
            <text:p/>
          </draw:line>
          <draw:line draw:style-name="gr3" draw:text-style-name="P3" draw:layer="layout" svg:x1="18.751cm" svg:y1="7.712cm" svg:x2="17.352cm" svg:y2="7.712cm">
            <text:p/>
          </draw:line>
          <draw:line draw:style-name="gr3" draw:text-style-name="P3" draw:layer="layout" svg:x1="17.732cm" svg:y1="8.024cm" svg:x2="18.427cm" svg:y2="8.031cm">
            <text:p/>
          </draw:line>
          <draw:line draw:style-name="gr3" draw:text-style-name="P3" draw:layer="layout" svg:x1="17.918cm" svg:y1="8.295cm" svg:x2="18.252cm" svg:y2="8.298cm">
            <text:p/>
          </draw:line>
          <draw:line draw:style-name="gr3" draw:text-style-name="P3" draw:layer="layout" svg:x1="18.068cm" svg:y1="7.694cm" svg:x2="18.061cm" svg:y2="7.2cm">
            <text:p/>
          </draw:line>
        </draw:g>
        <draw:frame draw:style-name="gr5" draw:text-style-name="P5" draw:layer="layout" svg:width="2.475cm" svg:height="0.962cm" svg:x="17.976cm" svg:y="2.538cm">
          <draw:text-box>
            <text:p><text:span text:style-name="T4">220 </text:span><text:span text:style-name="T5">nF</text:span></text:p>
          </draw:text-box>
        </draw:frame>
        <draw:frame draw:style-name="gr5" draw:text-style-name="P5" draw:layer="layout" svg:width="2.475cm" svg:height="0.962cm" svg:x="18.051cm" svg:y="4.638cm">
          <draw:text-box>
            <text:p><text:span text:style-name="T4">220 </text:span><text:span text:style-name="T5">nF</text:span></text:p>
          </draw:text-box>
        </draw:frame>
        <draw:line draw:style-name="gr16" draw:text-style-name="P6" draw:layer="layout" svg:x1="15cm" svg:y1="4.5cm" svg:x2="15.6cm" svg:y2="4.5cm">
          <text:p/>
        </draw:line>
        <draw:line draw:style-name="gr16" draw:text-style-name="P6" draw:layer="layout" svg:x1="15.6cm" svg:y1="4.5cm" svg:x2="15.6cm" svg:y2="2.2cm">
          <text:p/>
        </draw:line>
        <draw:connector draw:style-name="gr16" draw:text-style-name="P6" xml:id="id6" draw:id="id6" draw:layer="layout" draw:type="line" svg:x1="1.121cm" svg:y1="3.7cm" svg:x2="1.142cm" svg:y2="6.333cm" draw:start-shape="id5" draw:start-glue-point="8" svg:d="M1121 3700l21 2633" svg:viewBox="0 0 22 2634">
          <text:p/>
        </draw:connector>
        <draw:connector draw:style-name="gr16" draw:text-style-name="P6" xml:id="id7" draw:id="id7" draw:layer="layout" draw:type="line" svg:x1="1.142cm" svg:y1="6.333cm" svg:x2="6.491cm" svg:y2="6.333cm" draw:start-shape="id6" draw:start-glue-point="3" svg:d="M1142 6333h5349" svg:viewBox="0 0 5350 1">
          <text:p/>
        </draw:connector>
        <draw:connector draw:style-name="gr16" draw:text-style-name="P6" draw:layer="layout" draw:type="line" svg:x1="6.491cm" svg:y1="6.333cm" svg:x2="6.491cm" svg:y2="5.147cm" draw:start-shape="id7" draw:start-glue-point="3" svg:d="M6491 6333v-1186" svg:viewBox="0 0 1 1187">
          <text:p/>
        </draw:connector>
        <draw:connector draw:style-name="gr16" draw:text-style-name="P6" draw:layer="layout" draw:type="line" svg:x1="6.551cm" svg:y1="3.6cm" svg:x2="6.549cm" svg:y2="1.374cm" draw:start-shape="id8" draw:start-glue-point="0" svg:d="M6551 3600l-2-2226" svg:viewBox="0 0 3 2227">
          <text:p/>
        </draw:connector>
        <draw:connector draw:style-name="gr16" draw:text-style-name="P6" draw:layer="layout" draw:type="line" svg:x1="1.121cm" svg:y1="2.057cm" svg:x2="1.127cm" svg:y2="1.316cm" draw:start-shape="id5" draw:start-glue-point="4" svg:d="M1121 2057l6-741" svg:viewBox="0 0 7 742">
          <text:p/>
        </draw:connector>
        <draw:connector draw:style-name="gr16" draw:text-style-name="P6" draw:layer="layout" draw:type="line" svg:x1="1.107cm" svg:y1="1.3cm" svg:x2="4.1cm" svg:y2="1.31cm" draw:end-shape="id9" draw:end-glue-point="3" svg:d="M1107 1300l2993 10" svg:viewBox="0 0 2994 11">
          <text:p/>
        </draw:connector>
        <draw:connector draw:style-name="gr16" draw:text-style-name="P6" draw:layer="layout" draw:type="line" svg:x1="1.108cm" svg:y1="1.3cm" svg:x2="4.1cm" svg:y2="1.31cm" draw:end-shape="id9" draw:end-glue-point="3" svg:d="M1108 1300l2992 10" svg:viewBox="0 0 2993 11">
          <text:p/>
        </draw:connector>
        <draw:line draw:style-name="gr16" draw:text-style-name="P6" draw:layer="layout" svg:x1="5.5cm" svg:y1="1.3cm" svg:x2="8.5cm" svg:y2="1.3cm">
          <text:p/>
        </draw:line>
        <draw:line draw:style-name="gr16" draw:text-style-name="P6" draw:layer="layout" svg:x1="19.4cm" svg:y1="2.2cm" svg:x2="19.1cm" svg:y2="2.2cm">
          <text:p/>
        </draw:line>
        <draw:line draw:style-name="gr16" draw:text-style-name="P6" draw:layer="layout" svg:x1="18.051cm" svg:y1="3cm" svg:x2="18.051cm" svg:y2="2.2cm">
          <text:p/>
        </draw:line>
        <draw:line draw:style-name="gr16" draw:text-style-name="P6" draw:layer="layout" svg:x1="9.6cm" svg:y1="4.5cm" svg:x2="10.1cm" svg:y2="4.5cm">
          <text:p/>
        </draw:line>
        <draw:g>
          <draw:line draw:style-name="gr3" draw:text-style-name="P3" draw:layer="layout" svg:x1="9.652cm" svg:y1="4.44cm" svg:x2="9.557cm" svg:y2="4.779cm">
            <text:p/>
          </draw:line>
          <draw:line draw:style-name="gr3" draw:text-style-name="P3" draw:layer="layout" svg:x1="9.302cm" svg:y1="4.116cm" svg:x2="9.559cm" svg:y2="4.777cm">
            <text:p/>
          </draw:line>
          <draw:line draw:style-name="gr3" draw:text-style-name="P3" draw:layer="layout" svg:x1="8.852cm" svg:y1="4.106cm" svg:x2="8.652cm" svg:y2="4.796cm">
            <text:p/>
          </draw:line>
          <draw:line draw:style-name="gr3" draw:text-style-name="P3" draw:layer="layout" svg:x1="9.312cm" svg:y1="4.1cm" svg:x2="9.112cm" svg:y2="4.79cm">
            <text:p/>
          </draw:line>
          <draw:line draw:style-name="gr3" draw:text-style-name="P3" draw:layer="layout" svg:x1="8.843cm" svg:y1="4.111cm" svg:x2="9.1cm" svg:y2="4.772cm">
            <text:p/>
          </draw:line>
          <draw:line draw:style-name="gr3" draw:text-style-name="P3" draw:layer="layout" svg:x1="8.39cm" svg:y1="4.139cm" svg:x2="8.647cm" svg:y2="4.8cm">
            <text:p/>
          </draw:line>
          <draw:line draw:style-name="gr3" draw:text-style-name="P3" draw:layer="layout" svg:x1="8.395cm" svg:y1="4.172cm" svg:x2="8.3cm" svg:y2="4.511cm">
            <text:p/>
          </draw:line>
        </draw:g>
        <draw:line draw:style-name="gr16" draw:text-style-name="P6" draw:layer="layout" svg:x1="7.6cm" svg:y1="4.5cm" svg:x2="8.3cm" svg:y2="4.5cm">
          <text:p/>
        </draw:line>
        <draw:g>
          <draw:line draw:style-name="gr3" draw:text-style-name="P3" draw:layer="layout" svg:x1="13.252cm" svg:y1="4.44cm" svg:x2="13.157cm" svg:y2="4.779cm">
            <text:p/>
          </draw:line>
          <draw:line draw:style-name="gr3" draw:text-style-name="P3" draw:layer="layout" svg:x1="12.902cm" svg:y1="4.116cm" svg:x2="13.159cm" svg:y2="4.777cm">
            <text:p/>
          </draw:line>
          <draw:line draw:style-name="gr3" draw:text-style-name="P3" draw:layer="layout" svg:x1="12.452cm" svg:y1="4.106cm" svg:x2="12.252cm" svg:y2="4.796cm">
            <text:p/>
          </draw:line>
          <draw:line draw:style-name="gr3" draw:text-style-name="P3" draw:layer="layout" svg:x1="12.912cm" svg:y1="4.1cm" svg:x2="12.712cm" svg:y2="4.79cm">
            <text:p/>
          </draw:line>
          <draw:line draw:style-name="gr3" draw:text-style-name="P3" draw:layer="layout" svg:x1="12.443cm" svg:y1="4.111cm" svg:x2="12.7cm" svg:y2="4.772cm">
            <text:p/>
          </draw:line>
          <draw:line draw:style-name="gr3" draw:text-style-name="P3" draw:layer="layout" svg:x1="11.99cm" svg:y1="4.139cm" svg:x2="12.247cm" svg:y2="4.8cm">
            <text:p/>
          </draw:line>
          <draw:line draw:style-name="gr3" draw:text-style-name="P3" draw:layer="layout" svg:x1="11.995cm" svg:y1="4.172cm" svg:x2="11.9cm" svg:y2="4.511cm">
            <text:p/>
          </draw:line>
        </draw:g>
        <draw:line draw:style-name="gr16" draw:text-style-name="P6" draw:layer="layout" svg:x1="11.4cm" svg:y1="4.5cm" svg:x2="11.9cm" svg:y2="4.5cm">
          <text:p/>
        </draw:line>
        <draw:g>
          <draw:line draw:style-name="gr3" draw:text-style-name="P3" draw:layer="layout" svg:x1="15.052cm" svg:y1="4.44cm" svg:x2="14.957cm" svg:y2="4.779cm">
            <text:p/>
          </draw:line>
          <draw:line draw:style-name="gr3" draw:text-style-name="P3" draw:layer="layout" svg:x1="14.702cm" svg:y1="4.116cm" svg:x2="14.959cm" svg:y2="4.777cm">
            <text:p/>
          </draw:line>
          <draw:line draw:style-name="gr3" draw:text-style-name="P3" draw:layer="layout" svg:x1="14.252cm" svg:y1="4.106cm" svg:x2="14.052cm" svg:y2="4.796cm">
            <text:p/>
          </draw:line>
          <draw:line draw:style-name="gr3" draw:text-style-name="P3" draw:layer="layout" svg:x1="14.712cm" svg:y1="4.1cm" svg:x2="14.512cm" svg:y2="4.79cm">
            <text:p/>
          </draw:line>
          <draw:line draw:style-name="gr3" draw:text-style-name="P3" draw:layer="layout" svg:x1="14.243cm" svg:y1="4.111cm" svg:x2="14.5cm" svg:y2="4.772cm">
            <text:p/>
          </draw:line>
          <draw:line draw:style-name="gr3" draw:text-style-name="P3" draw:layer="layout" svg:x1="13.79cm" svg:y1="4.139cm" svg:x2="14.047cm" svg:y2="4.8cm">
            <text:p/>
          </draw:line>
          <draw:line draw:style-name="gr3" draw:text-style-name="P3" draw:layer="layout" svg:x1="13.795cm" svg:y1="4.172cm" svg:x2="13.7cm" svg:y2="4.511cm">
            <text:p/>
          </draw:line>
        </draw:g>
        <draw:line draw:style-name="gr16" draw:text-style-name="P6" draw:layer="layout" svg:x1="13.2cm" svg:y1="4.5cm" svg:x2="13.7cm" svg:y2="4.5cm">
          <text:p/>
        </draw:line>
        <draw:frame draw:style-name="gr15" draw:text-style-name="P5" draw:layer="layout" svg:width="2.552cm" svg:height="0.962cm" svg:x="9.748cm" svg:y="4.6cm">
          <draw:text-box>
            <text:p><text:span text:style-name="T4">10k</text:span><text:span text:style-name="T6">Ω</text:span></text:p>
          </draw:text-box>
        </draw:frame>
        <draw:frame draw:style-name="gr15" draw:text-style-name="P5" draw:layer="layout" svg:width="2.552cm" svg:height="0.962cm" svg:x="13.448cm" svg:y="4.638cm">
          <draw:text-box>
            <text:p><text:span text:style-name="T4">10k</text:span><text:span text:style-name="T6">Ω</text:span></text:p>
          </draw:text-box>
        </draw:frame>
        <draw:g>
          <draw:line draw:style-name="gr3" draw:text-style-name="P3" draw:layer="layout" svg:x1="17.452cm" svg:y1="2.14cm" svg:x2="17.357cm" svg:y2="2.479cm">
            <text:p/>
          </draw:line>
          <draw:line draw:style-name="gr3" draw:text-style-name="P3" draw:layer="layout" svg:x1="17.102cm" svg:y1="1.816cm" svg:x2="17.359cm" svg:y2="2.477cm">
            <text:p/>
          </draw:line>
          <draw:line draw:style-name="gr3" draw:text-style-name="P3" draw:layer="layout" svg:x1="16.652cm" svg:y1="1.806cm" svg:x2="16.452cm" svg:y2="2.496cm">
            <text:p/>
          </draw:line>
          <draw:line draw:style-name="gr3" draw:text-style-name="P3" draw:layer="layout" svg:x1="17.112cm" svg:y1="1.8cm" svg:x2="16.912cm" svg:y2="2.49cm">
            <text:p/>
          </draw:line>
          <draw:line draw:style-name="gr3" draw:text-style-name="P3" draw:layer="layout" svg:x1="16.643cm" svg:y1="1.811cm" svg:x2="16.9cm" svg:y2="2.472cm">
            <text:p/>
          </draw:line>
          <draw:line draw:style-name="gr3" draw:text-style-name="P3" draw:layer="layout" svg:x1="16.19cm" svg:y1="1.839cm" svg:x2="16.447cm" svg:y2="2.5cm">
            <text:p/>
          </draw:line>
          <draw:line draw:style-name="gr3" draw:text-style-name="P3" draw:layer="layout" svg:x1="16.195cm" svg:y1="1.872cm" svg:x2="16.1cm" svg:y2="2.2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407927" draw:marker-start-width="0.2cm" draw:marker-start-center="false" draw:marker-end-width="0.2cm" draw:marker-end-center="false" draw:fill="solid" draw:fill-color="#40792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407927" draw:marker-start-width="0.35cm" draw:marker-end-width="0.35cm"/>
      <style:text-properties fo:color="#407927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2T14:29:05.975599706</meta:creation-date>
    <dc:date>2021-06-08T00:21:34.820807779</dc:date>
    <meta:editing-duration>PT1H14M40S</meta:editing-duration>
    <meta:editing-cycles>13</meta:editing-cycles>
    <meta:generator>LibreOffice/6.0.7.3$Linux_X86_64 LibreOffice_project/00m0$Build-3</meta:generator>
    <meta:document-statistic meta:object-count="135"/>
  </office:meta>
</office:document-meta>
</file>